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iso" table:style-name="ta1">
        <table:table-column table:style-name="co1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-0.00000009" calcext:value-type="float">
            <text:p>-0.00000009</text:p>
          </table:table-cell>
          <table:table-cell office:value-type="float" office:value="-0.94280905" calcext:value-type="float">
            <text:p>-0.94280905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Hypothenuse</text:p>
          </table:table-cell>
          <table:table-cell office:value-type="string" calcext:value-type="string">
            <text:p>TAN(O/A)</text:p>
          </table:table-cell>
          <table:table-cell office:value-type="string" calcext:value-type="string">
            <text:p>Deg ATAN</text:p>
          </table:table-cell>
        </table:table-row>
        <table:table-row table:style-name="ro1">
          <table:table-cell office:value-type="float" office:value="-0.81649661" calcext:value-type="float">
            <text:p>-0.81649661</text:p>
          </table:table-cell>
          <table:table-cell office:value-type="float" office:value="-0.47140458" calcext:value-type="float">
            <text:p>-0.47140458</text:p>
          </table:table-cell>
          <table:table-cell table:formula="of:=ABS([.A2]-[.A1])" office:value-type="float" office:value="0.81649652" calcext:value-type="float">
            <text:p>0.81649652</text:p>
          </table:table-cell>
          <table:table-cell table:formula="of:=ABS([.B2]-[.B1])" office:value-type="float" office:value="0.47140447" calcext:value-type="float">
            <text:p>0.47140447</text:p>
          </table:table-cell>
          <table:table-cell table:formula="of:=SQRT(([.D2]*[.D2])+([.C2]*[.C2]))" office:value-type="float" office:value="0.942808963421589" calcext:value-type="float">
            <text:p>0.942808963421589</text:p>
          </table:table-cell>
          <table:table-cell table:formula="of:=[.D2]/[.C2]" office:value-type="float" office:value="0.577350250065977" calcext:value-type="float">
            <text:p>0.577350250065977</text:p>
          </table:table-cell>
          <table:table-cell table:formula="of:=ATAN([.F2]) * (180 / 3.14159265359)" office:value-type="float" office:value="29.9999991782197" calcext:value-type="float">
            <text:p>29.9999991782197</text:p>
          </table:table-cell>
        </table:table-row>
        <table:table-row table:style-name="ro1">
          <table:table-cell office:value-type="float" office:value="0.81649649" calcext:value-type="float">
            <text:p>0.81649649</text:p>
          </table:table-cell>
          <table:table-cell office:value-type="float" office:value="-0.47140449" calcext:value-type="float">
            <text:p>-0.47140449</text:p>
          </table:table-cell>
          <table:table-cell table:formula="of:=ABS([.A3]-[.A1])" office:value-type="float" office:value="0.81649658" calcext:value-type="float">
            <text:p>0.81649658</text:p>
          </table:table-cell>
          <table:table-cell table:formula="of:=ABS([.B3]-[.B1])" office:value-type="float" office:value="0.47140456" calcext:value-type="float">
            <text:p>0.47140456</text:p>
          </table:table-cell>
          <table:table-cell table:formula="of:=SQRT(([.D3]*[.D3])+([.C3]*[.C3]))" office:value-type="float" office:value="0.942809060383114" calcext:value-type="float">
            <text:p>0.942809060383114</text:p>
          </table:table-cell>
          <table:table-cell table:formula="of:=[.D3]/[.C3]" office:value-type="float" office:value="0.57735031786661" calcext:value-type="float">
            <text:p>0.57735031786661</text:p>
          </table:table-cell>
          <table:table-cell table:formula="of:=ATAN([.F3]) * (180 / 3.14159265359)" office:value-type="float" office:value="30.0000020917373" calcext:value-type="float">
            <text:p>30.0000020917373</text:p>
          </table:table-cell>
        </table:table-row>
        <table:table-row table:style-name="ro1">
          <table:table-cell office:value-type="float" office:value="-0.00000009" calcext:value-type="float">
            <text:p>-0.00000009</text:p>
          </table:table-cell>
          <table:table-cell office:value-type="float" office:value="0.00000002" calcext:value-type="float">
            <text:p>0.00000002</text:p>
          </table:table-cell>
          <table:table-cell table:number-columns-repeated="5"/>
        </table:table-row>
        <table:table-row table:style-name="ro1">
          <table:table-cell office:value-type="float" office:value="0.00000003" calcext:value-type="float">
            <text:p>0.00000003</text:p>
          </table:table-cell>
          <table:table-cell office:value-type="float" office:value="0.00000005" calcext:value-type="float">
            <text:p>0.00000005</text:p>
          </table:table-cell>
          <table:table-cell table:number-columns-repeated="5"/>
        </table:table-row>
        <table:table-row table:style-name="ro1">
          <table:table-cell office:value-type="float" office:value="-0.81649661" calcext:value-type="float">
            <text:p>-0.81649661</text:p>
          </table:table-cell>
          <table:table-cell office:value-type="float" office:value="0.47140455" calcext:value-type="float">
            <text:p>0.47140455</text:p>
          </table:table-cell>
          <table:table-cell table:formula="of:=ABS([.A6]-[.A9])" office:value-type="float" office:value="0.81649661" calcext:value-type="float">
            <text:p>0.81649661</text:p>
          </table:table-cell>
          <table:table-cell table:formula="of:=ABS([.B6]-[.B9])" office:value-type="float" office:value="0.47140455" calcext:value-type="float">
            <text:p>0.47140455</text:p>
          </table:table-cell>
          <table:table-cell table:formula="of:=SQRT(([.D6]*[.D6])+([.C6]*[.C6]))" office:value-type="float" office:value="0.942809081363876" calcext:value-type="float">
            <text:p>0.942809081363876</text:p>
          </table:table-cell>
          <table:table-cell table:formula="of:=[.D6]/[.C6]" office:value-type="float" office:value="0.577350284405957" calcext:value-type="float">
            <text:p>0.577350284405957</text:p>
          </table:table-cell>
          <table:table-cell table:formula="of:=ATAN([.F6]) * (180 / 3.14159265359)" office:value-type="float" office:value="30.0000006538717" calcext:value-type="float">
            <text:p>30.0000006538717</text:p>
          </table:table-cell>
        </table:table-row>
        <table:table-row table:style-name="ro1">
          <table:table-cell office:value-type="float" office:value="0.81649649" calcext:value-type="float">
            <text:p>0.81649649</text:p>
          </table:table-cell>
          <table:table-cell office:value-type="float" office:value="0.47140464" calcext:value-type="float">
            <text:p>0.47140464</text:p>
          </table:table-cell>
          <table:table-cell table:formula="of:=ABS([.A7]-[.A8])" office:value-type="float" office:value="0.81649646" calcext:value-type="float">
            <text:p>0.81649646</text:p>
          </table:table-cell>
          <table:table-cell table:formula="of:=ABS([.B7]-[.B8])" office:value-type="float" office:value="0.47140452" calcext:value-type="float">
            <text:p>0.47140452</text:p>
          </table:table-cell>
          <table:table-cell table:formula="of:=SQRT(([.D7]*[.D7])+([.C7]*[.C7]))" office:value-type="float" office:value="0.942808936460067" calcext:value-type="float">
            <text:p>0.942808936460067</text:p>
          </table:table-cell>
          <table:table-cell table:formula="of:=[.D7]/[.C7]" office:value-type="float" office:value="0.577350353729641" calcext:value-type="float">
            <text:p>0.577350353729641</text:p>
          </table:table-cell>
          <table:table-cell table:formula="of:=ATAN([.F7]) * (180 / 3.14159265359)" office:value-type="float" office:value="30.0000036328375" calcext:value-type="float">
            <text:p>30.0000036328375</text:p>
          </table:table-cell>
        </table:table-row>
        <table:table-row table:style-name="ro1">
          <table:table-cell office:value-type="float" office:value="0.00000003" calcext:value-type="float">
            <text:p>0.00000003</text:p>
          </table:table-cell>
          <table:table-cell office:value-type="float" office:value="0.94280916" calcext:value-type="float">
            <text:p>0.9428091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ABS([.A10]-[.A11])" office:value-type="float" office:value="2" calcext:value-type="float">
            <text:p>2</text:p>
          </table:table-cell>
          <table:table-cell table:formula="of:=ABS([.B10]-[.B11])" office:value-type="float" office:value="1" calcext:value-type="float">
            <text:p>1</text:p>
          </table:table-cell>
          <table:table-cell table:formula="of:=SQRT(([.D10]*[.D10])+([.C10]*[.C10]))" office:value-type="float" office:value="2.23606797749979" calcext:value-type="float">
            <text:p>2.23606797749979</text:p>
          </table:table-cell>
          <table:table-cell table:formula="of:=[.D10]/[.C10]" office:value-type="float" office:value="0.5" calcext:value-type="float">
            <text:p>0.5</text:p>
          </table:table-cell>
          <table:table-cell table:formula="of:=ATAN([.F10]) * (180 / 3.14159265359)" office:value-type="float" office:value="26.5650511770762" calcext:value-type="float">
            <text:p>26.5650511770762</text:p>
          </table:table-cell>
        </table:table-row>
      </table:table>
      <table:named-expressions/>
      <table:database-ranges>
        <table:database-range table:name="__Anonymous_Sheet_DB__0" table:target-range-address="iso.A1:iso.B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15" loext:min-decimal-places="15" number:min-integer-digits="1"/>
    </number:number-style>
    <number:number-style style:name="N112" number:title="User-defined">
      <style:text-properties fo:color="#ff0000"/>
      <number:text>-</number:text>
      <number:number number:decimal-places="15" loext:min-decimal-places="15" number:min-integer-digits="1"/>
      <style:map style:condition="value()&gt;=0" style:apply-style-name="N112P0"/>
    </number:number-style>
    <number:number-style style:name="N114P0" style:volatile="true">
      <number:number number:decimal-places="8" loext:min-decimal-places="8" number:min-integer-digits="1"/>
    </number:number-style>
    <number:number-style style:name="N114">
      <style:text-properties fo:color="#ff0000"/>
      <number:text>-</number:text>
      <number:number number:decimal-places="8" loext:min-decimal-places="8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03:37:52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20T10:42:41.767000000</dc:date>
    <meta:editing-duration>PT7H7M48S</meta:editing-duration>
    <meta:editing-cycles>3</meta:editing-cycles>
    <meta:generator>LibreOffice/6.4.4.2$Windows_X86_64 LibreOffice_project/3d775be2011f3886db32dfd395a6a6d1ca2630ff</meta:generator>
    <meta:document-statistic meta:table-count="1" meta:cell-count="48" meta:object-count="0"/>
  </office:meta>
</office:document-meta>
</file>